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0.98mm" svg:height="92.7mm" svg:x="17.9mm" svg:y="76.5mm">
            <loext:p draw:notify-on-update-of-ranges="Sheet1.A1:Sheet1.A1 Sheet1.A2:Sheet1.A15 Sheet1.B1:Sheet1.B1 Sheet1.B2:Sheet1.B15 Sheet1.C1:Sheet1.C1 Sheet1.C2:Sheet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A2]-[.B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A3]-[.B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formula="of:=[.A4]-[.B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table:formula="of:=[.A5]-[.B5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5" calcext:value-type="float">
            <text:p>195</text:p>
          </table:table-cell>
          <table:table-cell table:formula="of:=[.A6]-[.B6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5" calcext:value-type="float">
            <text:p>345</text:p>
          </table:table-cell>
          <table:table-cell table:formula="of:=[.A7]-[.B7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19" calcext:value-type="float">
            <text:p>419</text:p>
          </table:table-cell>
          <table:table-cell table:formula="of:=[.A8]-[.B8]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5" calcext:value-type="float">
            <text:p>445</text:p>
          </table:table-cell>
          <table:table-cell table:formula="of:=[.A9]-[.B9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63" calcext:value-type="float">
            <text:p>563</text:p>
          </table:table-cell>
          <table:table-cell table:formula="of:=[.A10]-[.B10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88" calcext:value-type="float">
            <text:p>588</text:p>
          </table:table-cell>
          <table:table-cell table:formula="of:=[.A11]-[.B11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45" calcext:value-type="float">
            <text:p>645</text:p>
          </table:table-cell>
          <table:table-cell table:formula="of:=[.A12]-[.B12]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40" calcext:value-type="float">
            <text:p>640</text:p>
          </table:table-cell>
          <table:table-cell table:formula="of:=[.A13]-[.B13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94" calcext:value-type="float">
            <text:p>694</text:p>
          </table:table-cell>
          <table:table-cell table:formula="of:=[.A14]-[.B14]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70" calcext:value-type="float">
            <text:p>870</text:p>
          </table:table-cell>
          <table:table-cell table:formula="of:=[.A15]-[.B15]" office:value-type="float" office:value="133" calcext:value-type="float">
            <text:p>133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B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42:12.183947011</meta:creation-date>
    <dc:date>2019-02-11T17:23:02.731812428</dc:date>
    <meta:editing-duration>PT10M29S</meta:editing-duration>
    <meta:editing-cycles>2</meta:editing-cycles>
    <meta:generator>LibreOffice/5.1.6.2$Linux_X86_64 LibreOffice_project/10m0$Build-2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99cm" svg:height="9.271cm" xlink:href=".." xlink:type="simple" chart:class="chart:scatter" chart:style-name="ch1">
        <chart:legend chart:legend-position="end" svg:x="13.294cm" svg:y="3.589cm" style:legend-expansion="high" chart:style-name="ch2"/>
        <chart:plot-area chart:style-name="ch3" table:cell-range-address="Sheet1.A1:Sheet1.C15" chart:data-source-has-labels="both" svg:x="0.183cm" svg:y="0.163cm" svg:width="14.29cm" svg:height="8.874cm">
          <chartooo:coordinate-region svg:x="1.175cm" svg:y="0.362cm" svg:width="12.926cm" svg:height="8.028cm"/>
          <chart:axis chart:dimension="x" chart:name="primary-x" chart:style-name="ch4" chartooo:axis-type="auto">
            <chart:categories table:cell-range-address="Sheet1.A2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regression-curve chart:style-name="ch7">
              <chart:equation chart:display-equation="true" chart:display-r-square="false" svg:x="1.731cm" svg:y="3.535cm"/>
            </chart:regression-curve>
            <chart:data-point chart:repeated="14"/>
          </chart:series>
          <chart:series chart:style-name="ch8" chart:values-cell-range-address="Sheet1.C2:Sheet1.C15" chart:label-cell-address="Sheet1.C1:Sheet1.C1" chart:class="chart:scatter">
            <chart:regression-curve chart:style-name="ch9">
              <chart:equation chart:display-equation="true" chart:display-r-square="false" svg:x="4.092cm" svg:y="7.767cm"/>
            </chart:regression-curve>
            <chart:data-point chart:repeated="9"/>
            <chart:data-point chart:style-name="ch10" chart:repeated="2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</text:p>
                <draw:g>
                  <svg:desc>Sheet1.B1:Sheet1.B1</svg:desc>
                </draw:g>
              </table:table-cell>
              <table:table-cell office:value-type="string">
                <text:p>di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Sheet1.A2:Sheet1.A15</svg:desc>
                </draw:g>
              </table:table-cell>
              <table:table-cell office:value-type="float" office:value="28">
                <text:p>28</text:p>
                <draw:g>
                  <svg:desc>Sheet1.B2:Sheet1.B15</svg:desc>
                </draw:g>
              </table:table-cell>
              <table:table-cell office:value-type="float" office:value="3">
                <text:p>3</text:p>
                <draw:g>
                  <svg:desc>Sheet1.C2:Sheet1.C15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9">
                <text:p>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95">
                <text:p>1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345">
                <text:p>3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419">
                <text:p>4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445">
                <text:p>4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563">
                <text:p>56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588">
                <text:p>58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645">
                <text:p>6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640">
                <text:p>6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694">
                <text:p>69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870">
                <text:p>87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